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Pictures/100004D1000004F7000004F75029F0B85934D33B.svg" manifest:media-type="image/svg+xml"/>
  <manifest:file-entry manifest:full-path="Pictures/100002010000003A0000003A0AE0865E7BFB93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draw:fill-color="#ffffff" fo:min-height="0.949cm"/>
    </style:style>
    <style:style style:name="gr2" style:family="graphic" style:parent-style-name="standard">
      <style:graphic-properties draw:stroke="none" draw:stroke-dash="Dashed_20__28_var_29_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bcd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3" style:family="graphic" style:parent-style-name="standard">
      <style:graphic-properties draw:stroke="none" draw:fill="solid" draw:fill-color="#00bcd4"/>
    </style:style>
    <style:style style:name="gr4" style:family="graphic" style:parent-style-name="standard">
      <style:graphic-properties draw:stroke="none" draw:stroke-dash="Dashed_20__28_var_29_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38312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c38312"/>
    </style:style>
    <style:style style:name="gr6" style:family="graphic" style:parent-style-name="standard">
      <style:graphic-properties draw:stroke="none" draw:stroke-dash="Dashed_20__28_var_29_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620470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draw:fill="solid" draw:fill-color="#620470"/>
    </style:style>
    <style:style style:name="gr8" style:family="graphic" style:parent-style-name="standard">
      <style:graphic-properties draw:stroke="none" svg:stroke-color="#000000" draw:fill="none" draw:fill-color="#ffffff" fo:min-height="0.387cm"/>
    </style:style>
    <style:style style:name="gr9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0" style:family="graphic" style:parent-style-name="standard">
      <style:graphic-properties draw:stroke="none" draw:stroke-dash="Dashed_20__28_var_29_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e181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aw:fill="solid" draw:fill-color="#ce181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95cm"/>
    </style:style>
    <style:style style:name="gr14" style:family="graphic" style:parent-style-name="standard">
      <style:graphic-properties svg:stroke-color="#00a65d" draw:fill="none" draw:textarea-horizontal-align="justify" draw:textarea-vertical-align="middle" draw:auto-grow-height="false" fo:min-height="14.84cm" fo:min-width="15.8cm"/>
    </style:style>
    <style:style style:name="gr15" style:family="graphic" style:parent-style-name="standard">
      <style:graphic-properties svg:stroke-color="#0066b3" draw:fill="none" draw:textarea-horizontal-align="justify" draw:textarea-vertical-align="middle" draw:auto-grow-height="false" fo:min-height="14.84cm" fo:min-width="15.8cm"/>
    </style:style>
    <style:style style:name="gr16" style:family="graphic" style:parent-style-name="standard">
      <style:graphic-properties draw:stroke="none" draw:stroke-dash="Dashed_20__28_var_29_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66b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7" style:family="graphic" style:parent-style-name="standard">
      <style:graphic-properties draw:stroke="none" draw:fill="solid" draw:fill-color="#0066b3"/>
    </style:style>
    <style:style style:name="gr18" style:family="graphic" style:parent-style-name="standard">
      <style:graphic-properties draw:stroke="none" draw:stroke-dash="Dashed_20__28_var_29_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57983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9" style:family="graphic" style:parent-style-name="standard">
      <style:graphic-properties draw:stroke="none" draw:fill-color="#579835" draw:shadow="hidden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none" svg:stroke-color="#000000" draw:fill="none" draw:fill-color="#ffffff" fo:min-height="0.71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text-properties style:font-name="Ubuntu" fo:font-size="18pt"/>
    </style:style>
    <style:style style:name="P4" style:family="paragraph">
      <loext:graphic-properties draw:fill="none" draw:fill-color="#ffffff"/>
      <style:text-properties style:font-name="Ubuntu"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Ubuntu1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Ubuntu1" fo:font-size="18pt" style:font-size-asian="18pt" style:font-size-complex="18pt"/>
    </style:style>
    <style:style style:name="T1" style:family="text">
      <style:text-properties style:font-name="Ubuntu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9cm" svg:height="1.199cm" svg:x="1.1cm" svg:y="1.101cm">
          <draw:text-box>
            <text:p text:style-name="P1"><text:span text:style-name="T1">Microservices</text:span><text:span text:style-name="T2"> Demo</text:span></text:p>
          </draw:text-box>
        </draw:frame>
        <dr3d:scene draw:style-name="gr2" xml:id="id3" draw:id="id3" svg:width="1.5cm" svg:height="1.5cm" svg:x="2.51cm" svg:y="10.33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3d:scene draw:style-name="gr4" xml:id="id5" draw:id="id5" svg:width="1.5cm" svg:height="1.5cm" svg:x="21.7cm" svg:y="10.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5" draw:layer="layout"/>
        </dr3d:scene>
        <dr3d:scene draw:style-name="gr6" xml:id="id1" draw:id="id1" svg:width="1.5cm" svg:height="1.5cm" svg:x="9.9cm" svg:y="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7" draw:layer="layout"/>
        </dr3d:scene>
        <draw:frame draw:style-name="gr8" draw:text-style-name="P4" draw:layer="layout" svg:width="2.6cm" svg:height="0.963cm" svg:x="2cm" svg:y="11.837cm">
          <draw:text-box>
            <text:p text:style-name="P3">traefik</text:p>
          </draw:text-box>
        </draw:frame>
        <draw:connector draw:style-name="gr9" draw:text-style-name="P5" draw:layer="layout" draw:type="curve" svg:x1="11.4cm" svg:y1="9.75cm" svg:x2="14.85cm" svg:y2="11.7cm" draw:start-shape="id1" draw:start-glue-point="1" draw:end-shape="id2" draw:end-glue-point="0" svg:d="M11400 9750c2300 0 3450 650 3450 1950" svg:viewBox="0 0 3451 1951">
          <text:p/>
        </draw:connector>
        <draw:connector draw:style-name="gr9" draw:text-style-name="P5" draw:layer="layout" draw:type="curve" svg:x1="4.01cm" svg:y1="11.087cm" svg:x2="9.9cm" svg:y2="9.75cm" draw:start-shape="id3" draw:start-glue-point="1" draw:end-shape="id1" draw:end-glue-point="3" svg:d="M4010 11087c4417 0 1473-1337 5890-1337" svg:viewBox="0 0 5891 1338">
          <text:p/>
        </draw:connector>
        <dr3d:scene draw:style-name="gr10" xml:id="id2" draw:id="id2" svg:width="1.5cm" svg:height="1.5cm" svg:x="14.1cm" svg:y="11.7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1" draw:layer="layout"/>
        </dr3d:scene>
        <draw:frame draw:name="Internet-alt2_light-bg.svg" draw:style-name="gr12" draw:text-style-name="P6" xml:id="id4" draw:id="id4" draw:layer="layout" svg:width="2cm" svg:height="2cm" svg:x="1.5cm" svg:y="3.1cm">
          <draw:image xlink:href="Pictures/100004D1000004F7000004F75029F0B85934D33B.svg" xlink:type="simple" xlink:show="embed" xlink:actuate="onLoad">
            <text:p/>
          </draw:image>
          <draw:image xlink:href="Pictures/100002010000003A0000003A0AE0865E7BFB938D.png" xlink:type="simple" xlink:show="embed" xlink:actuate="onLoad"/>
          <svg:title>Internet-alt2_light-bg</svg:title>
        </draw:frame>
        <draw:frame draw:style-name="gr13" draw:text-style-name="P4" draw:layer="layout" svg:width="2.8cm" svg:height="1.2cm" svg:x="9.4cm" svg:y="8cm">
          <draw:text-box>
            <text:p text:style-name="P3"><text:span text:style-name="T3">apache</text:span></text:p>
          </draw:text-box>
        </draw:frame>
        <draw:custom-shape draw:style-name="gr14" draw:text-style-name="P5" draw:layer="layout" svg:width="16.3cm" svg:height="15.09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6.3cm" svg:height="15.09cm" svg:x="12.1cm" svg:y="4.6cm">
          <text:p/>
          <draw:enhanced-geometry svg:viewBox="0 0 21600 21600" draw:type="rectangle" draw:enhanced-path="M 0 0 L 21600 0 21600 21600 0 21600 0 0 Z N"/>
        </draw:custom-shape>
        <dr3d:scene draw:style-name="gr16" xml:id="id6" draw:id="id6" svg:width="1.5cm" svg:height="1.5cm" svg:x="14cm" svg:y="6.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7" draw:layer="layout"/>
        </dr3d:scene>
        <dr3d:scene draw:style-name="gr18" xml:id="id7" draw:id="id7" svg:width="1.5cm" svg:height="1.5cm" svg:x="14cm" svg:y="16.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9" draw:layer="layout"/>
        </dr3d:scene>
        <draw:frame draw:style-name="gr20" draw:text-style-name="P8" draw:layer="layout" svg:width="4.6cm" svg:height="1cm" svg:x="1.3cm" svg:y="18.6cm">
          <draw:text-box>
            <text:p text:style-name="P7"><text:span text:style-name="T4">network: web</text:span></text:p>
          </draw:text-box>
        </draw:frame>
        <draw:frame draw:style-name="gr21" draw:text-style-name="P8" draw:layer="layout" svg:width="5.7cm" svg:height="0.963cm" svg:x="22.7cm" svg:y="18.637cm">
          <draw:text-box>
            <text:p text:style-name="P7"><text:span text:style-name="T4">network: backend</text:span></text:p>
          </draw:text-box>
        </draw:frame>
        <draw:connector draw:style-name="gr9" draw:text-style-name="P5" draw:layer="layout" draw:type="curve" svg:x1="2.5cm" svg:y1="5.1cm" svg:x2="3.26cm" svg:y2="10.337cm" draw:start-shape="id4" draw:start-glue-point="2" draw:end-shape="id3" draw:end-glue-point="0" svg:d="M2500 5100c0 3928 760 1310 760 5237" svg:viewBox="0 0 761 5238">
          <text:p/>
        </draw:connector>
        <draw:frame draw:style-name="gr20" draw:text-style-name="P8" draw:layer="layout" svg:width="3.3cm" svg:height="1cm" svg:x="23.1cm" svg:y="11.2cm">
          <draw:text-box>
            <text:p text:style-name="P7"><text:span text:style-name="T4">mong</text:span><text:span text:style-name="T4">odb</text:span></text:p>
          </draw:text-box>
        </draw:frame>
        <draw:connector draw:style-name="gr22" draw:text-style-name="P5" draw:layer="layout" draw:type="curve" svg:x1="15.6cm" svg:y1="12.45cm" svg:x2="21.7cm" svg:y2="11.45cm" draw:start-shape="id2" draw:end-shape="id5" draw:end-glue-point="3" svg:d="M15600 12450c4575 0 1525-1000 6100-1000" svg:viewBox="0 0 6101 1001">
          <text:p/>
        </draw:connector>
        <draw:frame draw:style-name="gr23" draw:text-style-name="P8" draw:layer="layout" svg:width="5.1cm" svg:height="0.963cm" svg:x="12.2cm" svg:y="5.137cm">
          <draw:text-box>
            <text:p text:style-name="P7"><text:span text:style-name="T4">mongo-express</text:span></text:p>
          </draw:text-box>
        </draw:frame>
        <draw:connector draw:style-name="gr22" draw:text-style-name="P5" draw:layer="layout" draw:type="curve" draw:line-skew="-1.105cm" svg:x1="4.01cm" svg:y1="11.087cm" svg:x2="14cm" svg:y2="6.95cm" draw:start-shape="id3" draw:start-glue-point="1" draw:end-shape="id6" draw:end-glue-point="3" svg:d="M4010 11087c5835 0 840-4137 9990-4137" svg:viewBox="0 0 9991 4138">
          <text:p/>
        </draw:connector>
        <draw:connector draw:style-name="gr22" draw:text-style-name="P5" draw:layer="layout" draw:type="curve" svg:x1="15.5cm" svg:y1="6.95cm" svg:x2="22.45cm" svg:y2="10.7cm" draw:start-shape="id6" draw:start-glue-point="1" draw:end-shape="id5" draw:end-glue-point="0" svg:d="M15500 6950c4634 0 6950 1250 6950 3750" svg:viewBox="0 0 6951 3751">
          <text:p/>
        </draw:connector>
        <draw:frame draw:style-name="gr20" draw:text-style-name="P8" draw:layer="layout" svg:width="2.5cm" svg:height="1cm" svg:x="13.5cm" svg:y="17.9cm">
          <draw:text-box>
            <text:p text:style-name="P7"><text:span text:style-name="T4">no</text:span><text:span text:style-name="T4">de</text:span><text:span text:style-name="T4">js</text:span></text:p>
          </draw:text-box>
        </draw:frame>
        <draw:connector draw:style-name="gr22" draw:text-style-name="P5" draw:layer="layout" draw:type="curve" draw:line-skew="-2.302cm" svg:x1="4.01cm" svg:y1="11.087cm" svg:x2="14cm" svg:y2="16.95cm" draw:start-shape="id3" draw:start-glue-point="1" draw:end-shape="id7" svg:d="M4010 11087c4039 0-955 5863 9990 5863" svg:viewBox="0 0 9991 5864">
          <text:p/>
        </draw:connector>
        <draw:connector draw:style-name="gr22" draw:text-style-name="P5" draw:layer="layout" draw:type="curve" svg:x1="15.5cm" svg:y1="16.95cm" svg:x2="22.45cm" svg:y2="12.2cm" draw:start-shape="id7" draw:start-glue-point="1" draw:end-shape="id5" draw:end-glue-point="2" svg:d="M15500 16950c4634 0 6950-1583 6950-4750" svg:viewBox="0 0 6951 4751">
          <text:p/>
        </draw:connector>
        <draw:frame draw:style-name="gr20" draw:text-style-name="P8" draw:layer="layout" svg:width="3cm" svg:height="1cm" svg:x="13.6cm" svg:y="13.1cm">
          <draw:text-box>
            <text:p text:style-name="P7"><text:span text:style-name="T4">java-api</text:span></text:p>
          </draw:text-box>
        </draw:frame>
        <draw:frame draw:style-name="gr12" draw:text-style-name="P6" draw:layer="layout" svg:width="2cm" svg:height="1.28cm" svg:x="26.5cm" svg:y="1.2cm">
          <draw:image xlink:href="Pictures/10000201000001B9000001218D8E893FEEE4CAA1.png" xlink:type="simple" xlink:show="embed" xlink:actuate="onLoad">
            <text:p/>
          </draw:image>
        </draw:frame>
        <draw:frame draw:style-name="gr20" draw:text-style-name="P8" draw:layer="layout" svg:width="1.3cm" svg:height="1cm" svg:x="18cm" svg:y="10.8cm">
          <draw:text-box>
            <text:p text:style-name="P7"><text:span text:style-name="T4">tls</text:span></text:p>
          </draw:text-box>
        </draw:frame>
        <draw:frame draw:style-name="gr20" draw:text-style-name="P8" draw:layer="layout" svg:width="1.3cm" svg:height="1cm" svg:x="3cm" svg:y="7cm">
          <draw:text-box>
            <text:p text:style-name="P7"><text:span text:style-name="T4">tls</text:span></text:p>
          </draw:text-box>
        </draw:frame>
        <draw:frame draw:style-name="gr20" draw:text-style-name="P8" draw:layer="layout" svg:width="1.3cm" svg:height="1cm" svg:x="19.2cm" svg:y="15cm">
          <draw:text-box>
            <text:p text:style-name="P7"><text:span text:style-name="T4">tls</text:span></text:p>
          </draw:text-box>
        </draw:frame>
        <draw:frame draw:style-name="gr20" draw:text-style-name="P8" draw:layer="layout" svg:width="1.3cm" svg:height="1cm" svg:x="8.2cm" svg:y="9.7cm">
          <draw:text-box>
            <text:p text:style-name="P7"><text:span text:style-name="T4">tls</text:span></text:p>
          </draw:text-box>
        </draw:frame>
        <draw:connector draw:style-name="gr22" draw:text-style-name="P5" draw:layer="layout" draw:type="curve" draw:line-skew="-0.355cm" svg:x1="4.01cm" svg:y1="11.087cm" svg:x2="14.1cm" svg:y2="12.45cm" draw:start-shape="id3" draw:start-glue-point="1" draw:end-shape="id2" svg:d="M4010 11087c7035 0 1990 1363 10090 1363" svg:viewBox="0 0 10091 1364">
          <text:p/>
        </draw:connector>
        <draw:frame draw:style-name="gr20" draw:text-style-name="P8" draw:layer="layout" svg:width="1.3cm" svg:height="1cm" svg:x="20.2cm" svg:y="6.8cm">
          <draw:text-box>
            <text:p text:style-name="P7"><text:span text:style-name="T4">t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0T00:07:07.685221010</meta:creation-date>
    <dc:date>2020-07-31T19:12:54.168144119</dc:date>
    <meta:editing-duration>PT4H54M56S</meta:editing-duration>
    <meta:editing-cycles>14</meta:editing-cycles>
    <meta:generator>LibreOffice/6.0.7.3$Linux_X86_64 LibreOffice_project/00m0$Build-3</meta:generator>
    <meta:document-statistic meta:object-count="39"/>
  </office:meta>
</office:document-meta>
</file>